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T12" style:parent-style-name="Absatz-Standardschriftart" style:family="text">
      <style:text-properties fo:language="en" fo:country="US"/>
    </style:style>
    <style:style style:name="T13" style:parent-style-name="Absatz-Standardschriftart" style:family="text">
      <style:text-properties fo:language="en" fo:country="US"/>
    </style:style>
  </office:automatic-styles>
  <office:body>
    <office:text text:use-soft-page-breaks="true">
      <text:p text:style-name="P1">Challenge 2 – Reliable Data Transfer</text:p>
      <text:p text:style-name="P2"/>
      <text:p text:style-name="P3">In our implementation, we decided to use a sliding window approach. Therefore,<text:s/>we implemented selective repeat.</text:p>
      <text:p text:style-name="P4"/>
      <text:p text:style-name="P5">In a first step, the file which should be sent is divided into packets of equal and<text:s/>preset size (except the last one which can potentially be smaller). These packets then are sent to the receiver.</text:p>
      <text:p text:style-name="P6"/>
      <text:p text:style-name="P7">Each packet gets a header, which contains a calculated sequence number, which is used to identify the packet when it is received or lost. With<text:s/>the sliding window approach, the amount of packets „on the way“<text:s/>is<text:s/>limited. Therefore,<text:s/>we can limit the maximum sequence number to twice the greatest amount<text:s/>possible<text:s/>of packets<text:s/>on the way<text:s/>without losing<text:s/>identifiability. This can save a lot of packet<text:s/>size<text:s/>if the<text:s/>file which should be sent is very big.<text:s/>In practice, restricting the<text:s/>number<text:s/>of packets on the way even further proved to enhance performance by greatly reducing packet loss.</text:p>
      <text:p text:style-name="P8"/>
      <text:p text:style-name="P9">Upon sending, each packet gets a personal timeout<text:s/>task. These<text:s/>tasks<text:s/>are used to resend the corresponding packets<text:s/>if they don’t get acknowledged within a certain period of time.</text:p>
      <text:p text:style-name="P10"/>
      <text:p text:style-name="P11">For the acknowledgement, the receiver answers to each received data packet by sending back an acknowledgement packet with the sequence number of the obtained data packet. The sender then can<text:s/>keep track of received and unreceived packets. The timeouts are<text:s/>necessary<text:s/>if a packet gets lost on the way. Since no acknowledgement will ever be received for that particular packet, it will automatically be resent upon its timeout. Even if a data packet is<text:s/>received, but the acknowledgement takes too long to get back to the sender or gets lost itself, the corresponding data packet will be resent. This may produce overhead<text:s/>but does not affect the correctness of the received file, since the duplicate can be identified by its sequence number.<text:line-break/></text:p>
      <text:p text:style-name="Standard"><text:span text:style-name="T12">We separated the sender and receiver into different classes to remain readability. The corresponding “main” method for sending and receiving is then called by our ReliableDataTransferProtocol.</text:span><text:span text:style-name="T13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in"/>
      </style:footer-style>
    </style:page-layout>
  </office:automatic-styles>
  <office:master-styles>
    <style:master-page style:name="MP0" style:page-layout-name="PL0">
      <style:footer>
        <text:p text:style-name="Fußzeile">Jonas Becker (428292) &amp; Daniel Beckmann (416096)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nas Becker</dc:creator>
    <meta:creation-date>2018-11-08T19:47:00Z</meta:creation-date>
    <dc:date>2018-11-08T20:18:00Z</dc:date>
    <meta:template xlink:href="Normal.dotm" xlink:type="simple"/>
    <meta:editing-cycles>18</meta:editing-cycles>
    <meta:editing-duration>PT0S</meta:editing-duration>
    <meta:document-statistic meta:page-count="1" meta:paragraph-count="4" meta:word-count="279" meta:character-count="2034" meta:row-count="14" meta:non-whitespace-character-count="1759"/>
  </office:meta>
</office:document-meta>
</file>